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DefaultParagraphFont" style:family="text">
      <style:text-properties style:text-underline-type="single" style:text-underline-style="solid" style:text-underline-width="auto" style:text-underline-mode="continuous"/>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style:text-underline-type="single" style:text-underline-style="solid" style:text-underline-width="auto" style:text-underline-mode="continuous"/>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style="italic" style:font-style-asian="italic" style:font-style-complex="italic"/>
    </style:style>
    <style:style style:name="P15" style:parent-style-name="Standard" style:family="paragraph">
      <style:paragraph-properties fo:text-align="justify"/>
    </style:style>
    <style:style style:name="T16" style:parent-style-name="DefaultParagraphFont" style:family="text">
      <style:text-properties fo:font-style="italic" style:font-style-asian="italic" style:font-style-complex="italic"/>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text-properties fo:color="#FF0000"/>
    </style:style>
    <style:style style:name="P43" style:parent-style-name="Standard" style:family="paragraph">
      <style:paragraph-properties fo:text-align="justify"/>
      <style:text-properties fo:color="#FF0000"/>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text-properties fo:color="#FF0000"/>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text-properties fo:color="#FF0000"/>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text-properties fo:color="#FF0000"/>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text-properties fo:color="#FF0000"/>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text-properties fo:color="#FF0000"/>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text-properties fo:color="#FF0000"/>
    </style:style>
    <style:style style:name="P132" style:parent-style-name="Standard" style:family="paragraph">
      <style:paragraph-properties fo:text-align="justify"/>
      <style:text-properties fo:color="#FF0000"/>
    </style:style>
    <style:style style:name="P133" style:parent-style-name="Standard" style:family="paragraph">
      <style:paragraph-properties fo:text-align="justify"/>
      <style:text-properties fo:color="#FF0000"/>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office:automatic-styles>
  <office:body>
    <office:text text:use-soft-page-breaks="true">
      <text:p text:style-name="P1"><text:tab/>A young dragon overlooks the ocean from the top of a mountain. Scars of a fierce battle are noticeable on its face: he is missing an eye. Close to him a smaller, less imposing one<text:s/>stands; a female perhaps. They have lost a territorial dispute. Together they stare for a while, gazing at the open sea. With no necessary sign of communication, the giant lizards fly off to the horizon in search of new nesting grounds(,) leaving behind them a rocky island made up of <text:s/>mountains on top of mountains, that pierce the clouds like they try to reach the stars, hundreds of Dragons swarming around it.</text:p>
      <text:p text:style-name="P2"/>
      <text:p text:style-name="P3"><text:tab/>Flowers are blooming and the sun is shining on the only continent known to the lonely humans. I<text:s/>like to sit in the woods and smoke my pipe in this weather. I've heard that the prince Kuzata Gabuto is organizing a raid against a couple of dragons that nested near the kingdom of Ayur, I plan on going with them. He is the head of one of the two main parts of Ayur's government: one is a religious group that reveres nature and is the mind and soul of the country. Their knowledge of the world is said to be infinite. The other is the samurai army, lead by Kuzata. Fierce warriors with a highly developed training routine that is part of most men's lives in Ayur. Dragons usually don't nest inland. Nobody knows where they come from. Now and then a few show up, and the samurais go out to fight them. Battles are won and lost equally. Often they rebuild. Kuzata is a<text:s/>man of war. He has a disturbingly large smile when charging against flying fire breathing lizard giants that terrorize most men. In spite of his vulgarity and thirst for battle, people trust him thanks to the many battles he's won valiantly, and his charismatic character inspires them to smile. His wife passed away as she gave birth to his son Kuzomoto, who is learning to fight and will soon prove to be a great warrior himself.</text:p>
      <text:p text:style-name="P4"/>
      <text:p text:style-name="P5"><text:tab/>I don't come from around here nor from this planet. With my crew we used to<text:s/>visit earth to harvest dragons-hearts, a type of rock that can be sold for a high price on the black market. There's a way to treat it to make a drug that is very popular on different planets.<text:s/><text:span text:style-name="T6">One day</text:span><text:s/>I strolled away from my ship and saw humans. (We aren't<text:s/>allowed to mingle with the indigenous races of the planets we work on, but my life at the time wasn't so important to me, and the desire to learn about humans and perhaps live with them took the best of me.) They<text:s/><text:span text:style-name="T7">seem</text:span><text:s/>to be the only people that have attainted a certain peace. The earthlings have been my neighbours for about a decade now. My employers could still be looking for me.<text:s/><text:span text:style-name="T8">One day</text:span><text:s/>they'll abandon the search and I'll live peacefully out in the open. Until then, the forest is my home. Every time an opportunity to help humans appears, I take it. They appreciate it despite my appearance. Some say I look like an overgrown gecko, others a demon born from a dragon. Either way the animals in the forest, not to mention the dragons, are much scarier than myself. And so about fifty men leave the gates of the castle to fight the two dragons. I follow them from afar as always. <text:s text:c="53"/></text:p>
      <text:p text:style-name="P9"/>
      <text:p text:style-name="P10"><text:tab/>Somewhere far away, on a familiar landscape over the sea, stands a tall slender figure with four long fingers clutched in a fist. A head rather long, no apparent nose, grey scaly skin.<text:s/><text:span text:style-name="T11">It looks</text:span><text:s/>like it tries to enter the mind of everything; its fully black eyes lay their sight on. Dressed in an elegant cloth robe, crowned with a piece of jewellery that would make any thief dream. He stands on a porch made from a strange material, <text:s/>glowing a bright yellow decorated with blue crystals<text:s/><text:span text:style-name="T12">that seem</text:span><text:s/>to be alive, a ((kind of)) smoke flowing through them. The surrounding architecture is flawless.<text:s/>Everything artistic, everything meticulously arranged to fit the keen eye of this obviously noble creature. As the humanoid points his finger outward, from behind him sprints five others, lightly armoured. Holding long sticks with sharp crystal heads for<text:s/>weapons. They are on the hunt for a dragon that lost its way, ((and is)) causing chaos.</text:p>
      <text:p text:style-name="P13"/>
      <text:p text:style-name="P14">-Back to Ayur-</text:p>
      <text:p text:style-name="P15"><text:span text:style-name="T16"><text:tab/></text:span><text:s/>Slowly climbing up a mountain close to shore, not loosing one's step is imperative. With their heavy armour weighing them down, a fall would kill them. Humans are fragile creatures, it's a shame really. I am already on top of the mountain, awaiting the spectacle, hidden in a tree. The army arrives. Silently they split; twenty five men take out their bows and arrows and the rest go in front and have their<text:s/><text:soft-page-break/>hands around their sword's handle, ready to unsheathe. Kuzata stands in front. Tension builds, through the warriors' masks of war, complete with dragon teeth and horns to intimidate their enemy, you can hear short breaths, if any. Some scared some focused, some young and some old. The only one confident is Kuzata,<text:s/>whose<text:s/>courage spreads to his warriors' hearts. Without his helmet, wearing nothing but the smile of a mad man and the eyes of a legendary hero, he screams the order to attack. A rain of arrows flies high in the sky and falls back down on the two dragons, a roar is heard across the land. A crew of ten men follow Kuzata as he runs fearlessly towards the beasts. One of the monsters breathes fire towards them and the other flies over the battlefield<text:s/>with one flap of his wings. A few soldiers are stopped in their tracks by the fire but most run blindly following their leader. Kusata jumps through the flames hardly protecting himself with one arm, the other holding his sword far behind him, ready to strike. Out of the fire he finds himself facing the dragon just a meter away from him. He puts one feet on the floor and jumps back up to swing his sword slashing the remaining eye of the beast. The soldiers following Prince Gabuto jump over him stabbing and<text:s/>slashing the dragon on each side, from the face down to the neck, leaving only a few scratches. Kuzata readies his sword pointing towards his enemy. The dragon takes a step too many. Blood splatters everywhere as our hero thrusts his blade in the dragons heart; a dragon's weak point. The dragon runs wildly towards the edge with our persistent hero holding on to his sword. The second dragon hovers in the air and tries to attack the archers, the samurais desperately trying to protect their ranged forces.</text:p>
      <text:p text:style-name="P17"/>
      <text:p text:style-name="P18"><text:tab/>I<text:s/>start to fear for Kuzata, and decide to jump out of the tree to give a helping hand. Kuzata and the dragon fall off the edge. I run and jump down the mountain. Kicking down on the edge to speed up and catch up to them. I see the dead dragon's hands wrapped<text:s/>around Kuzata, not letting him take out his sword from its heart. I grab the dragon's tail with one hand and hold on to the mountainside with the other. Not conscious of what saved him, Kuzata takes his time to pry open the fingers of the dragon, pull out<text:s/>his sword, and climb up the dragon's belly, only to find himself face to face with me.</text:p>
      <text:p text:style-name="P19"><text:s/>-”HOLY GOD OF WINE AND BEER” Kuzata yells.</text:p>
      <text:p text:style-name="P20">-”A pleasure” I reply</text:p>
      <text:p text:style-name="P21">-”Am I really seeing this? A small thing like this holding a dragon by one hand?” Kuzata mumbles.</text:p>
      <text:p text:style-name="P22">-”You are, now get off this dragon so I can let it go. I'm strong but this monster was in need of a diet, and your soldiers need you.”</text:p>
      <text:p text:style-name="P23">-”HAHA, they'll be fine!” he says climbing off the dragon and onto the mountain.</text:p>
      <text:p text:style-name="P24">We look up and see a dead dragon fall off the ledge.</text:p>
      <text:p text:style-name="P25"/>
      <text:p text:style-name="P26">-”ARE YOU THERE PRINCE GABUTO?” A worried soldier cries.</text:p>
      <text:p text:style-name="P27">-”YES, I'M HERE, AND I HAVE WITH ME A STRANGE CRE...”</text:p>
      <text:p text:style-name="P28"/>
      <text:p text:style-name="P29">I hit him on the side of the head, strong enough to stop his blabbering.</text:p>
      <text:p text:style-name="P30"/>
      <text:p text:style-name="P31">-”Nobody is to know of my presence on this continent, do I<text:s/>make myself clear?”</text:p>
      <text:p text:style-name="P32">Kuzata's smile disappears and the look of a serious man appears.</text:p>
      <text:p text:style-name="P33">-”''This'' continent you say? ...(he pauses thoughtfully)...Yes, yes, I understand, thank you for saving me. Stay here as I climb up, and come to see me at the castle when you can. I would like to speak with you. What is your name, creature?”</text:p>
      <text:p text:style-name="P34">-”Borghl”</text:p>
      <text:p text:style-name="P35">-” thank you, Botghl</text:p>
      <text:p text:style-name="P36"/>
      <text:p text:style-name="P37">He climbs up the mountain and I wait. Before I can start to climb the screeching sound of a dying dragon coming from far away overseas fills the space<text:s/>with ambiguity. No one knows of another continent, even less so of another being capable of killing a dragon. The men up top the mountain dispute the existence<text:s/><text:soft-page-break/>of another land. Meanwhile, far on the other side of the sea, five tall, slender beings with four long fingers wipe the dust off their shoulders, and kick a dragon's lifeless body into the sea.</text:p>
      <text:p text:style-name="P38"/>
      <text:p text:style-name="P39"/>
      <text:p text:style-name="P40"><text:tab/>-Back at the castle- In the council room, located at the top of the tallest tower of Ayur, the walls and floors made of stone are carpeted with webs of vines. Wood is rarely found but in fires and sometimes in furniture. The people of Ayur praise nature so wood is almost never touched except for heat. Only the naturally dead trees and aesthetically damaging branches are used, the people of Ayur help the trees grow tall, once they die a ceremony is prepared and the wood is shared. Every branch is treated with respect. At least within this country.</text:p>
      <text:p text:style-name="P41"/>
      <text:p text:style-name="P42">Scènes de feus, ritual autour du feu</text:p>
      <text:p text:style-name="P43">Prières</text:p>
      <text:p text:style-name="P44"/>
      <text:p text:style-name="P45"><text:tab/>Kilkio: a neighbouring country with another vision of nature. So much so, that Ayur is in constant war with them. Ayur protects and nourishes nature where as the people of Kilkio destroy the forest out of fear of the life within. I climb up the side of the tall tower to escape the eyes of most.<text:s/></text:p>
      <text:p text:style-name="P46"/>
      <text:p text:style-name="P47">Assis pozé</text:p>
      <text:p text:style-name="P48">I arrive at a window and sit on its ledge not to disturb the ongoing conversation inside. I hear Kuzata screaming with excitement. Many other men are gathered around the table.<text:s/></text:p>
      <text:p text:style-name="P49"/>
      <text:p text:style-name="P50">Sitting on an old throne is an old man with long white hair and a braided beard, wearing a half rotten fur coat with what is clearly a mushroom on his<text:s/>elbow.<text:s/></text:p>
      <text:p text:style-name="P51">hummm, a pleurotte? tasty in omelette.<text:s/></text:p>
      <text:p text:style-name="P52">Close up sur le champi</text:p>
      <text:p text:style-name="P53"/>
      <text:p text:style-name="P54">His rusted crown sitting next to him on a small wobbly side table. He sleeps through Kuzatas loud voice, a miracle in itself. Or Perhaps he's dead? Or is he not even real? just a statue? It seems like a strange place for a statue.</text:p>
      <text:p text:style-name="P55"/>
      <text:p text:style-name="P56">-”WHAT SAY YOU MY KING?” screams Kuzata quickly bringing me back to my eavesdropping</text:p>
      <text:p text:style-name="P57">-”Hm? Yes i'm also quite curious as to what could be beyond the vast sea. Take the largest and sturdiest boat we have and good luck to you.” answers<text:s/>nonchalantly the old man, already fallen back asleep</text:p>
      <text:p text:style-name="P58">-”but sir!” Cries out an old bearded man hidden in a purple robe, holding an old book under his elbow.</text:p>
      <text:p text:style-name="P59">-”it is dangerous to travel in the open sea, the ocean gods will surely punish us by taking away our prince Kuzata's life like they did so many of our explorers, it is too dangerous! If something is out there, let it come to us!”</text:p>
      <text:p text:style-name="P60"/>
      <text:p text:style-name="P61">Définir le tone</text:p>
      <text:p text:style-name="P62">-”Oh shut it you f... coward, since when do we live in fear of our beloved gods? You stay here and read your shitty books while i go on an adventure and bring back tails for our children to enjoy, you know very well how many dragons I've slain, a sea-serpent or two will not stop me from discovering a new continent.”</text:p>
      <text:p text:style-name="P63"/>
      <text:p text:style-name="P64">Le vieux dit du nonsense (Mathieu Bock Coté)</text:p>
      <text:p text:style-name="P65">-”very well you imprudent fool, go and get your miserable self<text:s/>killed, i've tried to convince you otherwise enough. know that every one here will pray for your safe return, be it in vain or not.”</text:p>
      <text:p text:style-name="P66"/>
      <text:soft-page-break/>
      <text:p text:style-name="P67"><text:tab/>I decide to leave at this point. I've heard enough, and i already know what Kuzata wants to tell me. He'll get what he wants. I jump down the tower, run out of the castle, past the central part of the village to a more rural area. I begin to walk around in the village. It's a strange feeling for me to walk these streets; i've only done so the first time i arrived here, i thought i'd be safe from harm, luckily enough i was in Kilkio; when my employers arrived, they destroyed a whole kilkian village trying to kill me. I think to myself by now they probably think I'm dead. They haven't sent anybody after me for a while. I light<text:s/>my pipe up and enjoy a puff or two. Its been a while. My senses get dulled and a smile takes over my face, i start to wonder if each end of my smile could touch my ears. As i walk slowly i think to myself i should cover my face and be more subtle, i'm very, very noticeable, but i don't care right now.<text:s/></text:p>
      <text:p text:style-name="P68"/>
      <text:p text:style-name="P69">Poème sur fond avec des flares de fades</text:p>
      <text:p text:style-name="P70">The village is beautiful, flowers are everywhere, the sun is still shining bright. All the houses are made of round-cut stone, roofed with hay, some build theirs within dead trees, some of these are tall and large enough to fit a two story building. The streets around the castle are paved with stones, as you walk farther away it becomes dirt roads. A mix of wilderness and civilization, the perfect balance. Life here is beautiful when the dust of war falls. I end up going for a drink in a tavern out of town where i know the people won't bother me.</text:p>
      <text:p text:style-name="P71"/>
      <text:p text:style-name="P72"><text:tab/>I wake up with a helmet smashed in my face. In front of me stands Kuzata, with his demonic smile he laughs a lot louder than my head would like him to. I'm not sure if i should punch him hard enough to blow his brains out, or kick him over the ocean to his new land of hopes and dreams.</text:p>
      <text:p text:style-name="P73"/>
      <text:p text:style-name="P74">-”MOOOUAHAHAHAH! wakey wakey no eggs no bakey! Get off your ass and lets go find us a new continent! But you already know all about it, so you can help us!”</text:p>
      <text:p text:style-name="P75"/>
      <text:p text:style-name="P76">He grabs me by the collar and drags me on the floor. That's when i realize my hands and feet are chained.</text:p>
      <text:p text:style-name="P77"/>
      <text:p text:style-name="P78">-”Kuzata... watch your ass once i'm free, 'cause i'm gonna kick it so hard you'll wish i was just a <text:s/>dragon. And speak<text:s/>silently.”</text:p>
      <text:p text:style-name="P79"/>
      <text:p text:style-name="P80">-”MOUAHAHAHA! I like you already strange creature! You drink like a true samurai it seems! Don't be so unhappy i saw you listening out the window of the council room yesterday, what say you?!”</text:p>
      <text:p text:style-name="P81"/>
      <text:p text:style-name="P82">-”I...”</text:p>
      <text:p text:style-name="P83">-”AAAH, I KNEW YOU'D SAY YES! MOUAHAHAHA!<text:s/>GLAD TO HAVE YOU WITH US!”</text:p>
      <text:p text:style-name="P84"/>
      <text:p text:style-name="P85">And so five of us left the land in a nutshell boat, including me, the prince Kuzata Gabuto, two soldiers; Pita and Zhao, <text:s/>and the monk Talon.</text:p>
      <text:p text:style-name="P86"/>
      <text:p text:style-name="P87"/>
      <text:p text:style-name="P88">Chapter 2... i guess</text:p>
      <text:p text:style-name="P89"/>
      <text:p text:style-name="P90">-”kuzata... why is there only five of us, and why are we in this so very small boat? When you spoke with the king he said the largest boat, not the smallest.” i ask Kuzata, rather angry to be in the present situation.”</text:p>
      <text:p text:style-name="P91"/>
      <text:p text:style-name="P92">-”i decided that we are enough for this adventure. I wouldn't want to provoke or scare away any living thing with a war boat filled with soldiers armed to the teeth.”</text:p>
      <text:p text:style-name="P93"/>
      <text:p text:style-name="P94">Hours have past already since we left the coast. Nothing has yet to make us worry but the stories are true.<text:s/><text:soft-page-break/>I've seen many mysterious things on the blue horizon. Things i wouldn't care to cross paths with, especially on a twenty feet nutshell, which is what our boat really is. The Ayurians have made a type of tree grow its nuts to unrealistic sizes, whose polished shells make sturdy stable boats. Not only are they strong, but each and every shell is a unique natural piece of art. The water is calm, no clouds are to be seen, the sun shines and there isn't a sound but that of the wind. I look at the men around me. Five Ayurian friends that have fought together for a long time already. Zhao has a quick and aggressive eye. Tall and thin he stands taller than Kuzata, but smaller than Pita, he doesn't seem to get tired of sharpening his knifes. Pita is the biggest and tallest of all. Loud and proud he's a joyful spirit, him and kuzata seem to get<text:s/>along better than the rest. His hands are those of a blacksmith, leaving no clues of delicateness. Talon is subtle, he rarely shows his face hidden in the hood of his purple cloak, and hasn't stopped reading and praying since we left the coast, he's only<text:s/>there to record the events and represent the monks of Ayur in case we meet sentient life, and doesn't show any sing of optimism but rather the strong desire to step on solid ground. (Talon gets up quickly and vomits in the water).</text:p>
      <text:p text:style-name="P95"/>
      <text:p text:style-name="P96">-”What's wrong Talon? Had one too many potions of courage last night? Perhaps you should've stayed in the safety of your library!” Says Pita smacking Talon on his back.</text:p>
      <text:p text:style-name="P97">Pita and Kuzata's laughter is cut short by Zhao, who in a very low but imposing voice says:</text:p>
      <text:p text:style-name="P98"/>
      <text:p text:style-name="P99">-”let him be or this will end badly for all of us.” Says Zhao as he blows the dust off his knife and alines it with his eye to make sure the blade is as strait as can be. Satisfied with his work, he puts the knife back in his pocket and pulls another, and starts the ritual<text:s/>over.</text:p>
      <text:p text:style-name="P100"/>
      <text:p text:style-name="P101">-”ok ok, you know i'm just pulling your leg Talon.”</text:p>
      <text:p text:style-name="P102"/>
      <text:p text:style-name="P103">“plouf!”</text:p>
      <text:p text:style-name="P104"/>
      <text:p text:style-name="P105">The sound of something falling in the water near the boat makes us all turn our heads. Talon disappeared.</text:p>
      <text:p text:style-name="P106"/>
      <text:p text:style-name="P107">(A moment of silence)</text:p>
      <text:p text:style-name="P108"><text:s/></text:p>
      <text:p text:style-name="P109">Pita: “Talon?”</text:p>
      <text:p text:style-name="P110"/>
      <text:p text:style-name="P111">-”hi hi hi!”</text:p>
      <text:p text:style-name="P112"/>
      <text:p text:style-name="P113">The sound of a woman's<text:s/>giggle. Is it from far away? or close by? we can't tell.</text:p>
      <text:p text:style-name="P114"/>
      <text:p text:style-name="P115">Kuzata: ”what the fu..”</text:p>
      <text:p text:style-name="P116"><text:s/></text:p>
      <text:p text:style-name="P117">Before he ends his curse our boat is split in two in the middle by a pine tree coming from under the water. With it a whole forest sprouts from the water all around us. Within a hearts beat we find ourselves in a dense forest. I take a moment to assess my situation. The tree that attacked our boat seems to have taken a liking to me and has brought me high up in the air with it. From here i can see the horizon. We are on an<text:s/>island. A whole island with forests, rivers and mountains came out of the water, and is now slowly moving, floating on the water. I look at one end of the island where I notice a round shape that looks like its moving, and, neglecting reason itself, a giant eye opens. I look on the other end and i see a tail, and two flippers on each side. Its a turtle-island. A turtle that has grown so big for so long that life grew on its shell. A loud but gloomy moan makes even the air tremble, and is followed by long lingering words spoken in a vey low pitched voice. Astonished, I stare silently.</text:p>
      <text:p text:style-name="P118"/>
      <text:soft-page-break/>
      <text:p text:style-name="P119">-”hmmmmmmmm-Whyyyy havvvve you maaaade meeeee surffffface heereee Fiooona?</text:p>
      <text:p text:style-name="P120"/>
      <text:p text:style-name="P121">The island says. The voice of a woman answers the island with a tender voice implying the two speakers are lovers.</text:p>
      <text:p text:style-name="P122"/>
      <text:p text:style-name="P123">-”My dear, humans have traveled farther than they usually do these days, its been so long we haven't seen any! I thought we could enjoy their company for a while and learn more about them! Oh please say yes my love, I would be so grateful.</text:p>
      <text:p text:style-name="P124"/>
      <text:p text:style-name="P125">-”hmmmmmmm, vvvery wwwwell thennnn.”</text:p>
      <text:p text:style-name="P126"/>
      <text:p text:style-name="P127">-”Thank you, my dearest.”</text:p>
      <text:p text:style-name="P128"/>
      <text:p text:style-name="P129">The silence Following that strange conversation gives me the opportunity to take a deep breath and curse Kuzata for bringing me along on his crazy adventure. I climb down the tree and see the prince of Ayur swinging his sword and Zhao his knife at nothing, Kuzata seems to be warning the trees not to approach. Pita lays unconscious between them.</text:p>
      <text:p text:style-name="P130"/>
      <text:p text:style-name="P131">Poème</text:p>
      <text:p text:style-name="P132"/>
      <text:p text:style-name="P133">Mots random</text:p>
      <text:p text:style-name="P134">Meanwhile, Talon is being dragged to the depth of the sea by a woman's hand. Unable to tell if he's asleep and dreaming, or if he's already dead, and this is to be his own personal hell, to be dragged deeper and deeper in water for eternity, never touching the bottom, never breathing, never seeing anything else than a hand pulling him down further in<text:s/>the darkness. Although that very hand does not fit his picture of what is eternal fiery purgatory, it's too gentle, too soft and too attractive to be an object of evil. With new hope he doesn't let himself breathe in the water. He is not ready to die. After too long in their descent he looses consciousness.</text:p>
      <text:p text:style-name="P135"/>
      <text:p text:style-name="P136">-“STAY BACK I TELL YOU, DEMON SPAWN! YOU WILL NOT EAT MY FRIEND!” Screams Kuzata.</text:p>
      <text:p text:style-name="P137"/>
      <text:p text:style-name="P138">-”Ooooh! you are not from this world!” The same woman's voice that spoke with the island speaks from behind me. I look<text:s/>over my shoulder and find the face of a woman hardly an inch from mine. A beautiful, elegant and innocent looking face with a curious look upon it, with long seemingly living hair that reaches out to gently pet the back of my neck, the back of my ears and<text:s/>the palm of my hands. Her wide open eyes are green and keep changing from dark to pale. Her whole body is ethereal, with a blue colour making her visible, she is wearing two leaves of living algae that float around her. After only a few seconds of scanning, she vanishes. Leaving me with the feeling of loosing someone close, as though i had known her for a very long time and she had just died in front of me. Before i can start to feel sad she reappears in front of Kuzata.</text:p>
      <text:p text:style-name="P139"/>
      <text:p text:style-name="P140">”you are strong, and brave! Even kind, unlike many were you come from. Your friend behind you, the big one, you worry for him don't you? Don't, he's ok, hihihi, i feel so much passion coming out of your heart its exciting! You remind me of my husband.”</text:p>
      <text:p text:style-name="P141">-”your husband? I ask curiously, would he be on this island?”</text:p>
      <text:p text:style-name="P142">-”He is this very island strange creature; My husband is the last of his kind. He is a titan turtle. I live on his back since my death a hundred years ago, my love for him won't allow me to leave.”</text:p>
      <text:p text:style-name="P143">-“Madame the ghost...” Kuzata starts,</text:p>
      <text:soft-page-break/>
      <text:p text:style-name="P144">-”please, call me Fiona” she says interrupting him.</text:p>
      <text:p text:style-name="P145">-”Madame Fiona, i don't quite understand who or what you and your husband are, but has one of you <text:s/>slain a dragon yesterday? It is our reason for coming here, we are from the continent to the east of<text:s/>here where our kingdom, the great kingdom of Ayur stands. We have heard the sound of a dying dragon and came to meet the beings responsible.” Kuzata asks politely.</text:p>
      <text:p text:style-name="P146"/>
      <text:p text:style-name="P147">-”aaaaah! (she seems very interested) no, why? If I was the culprit, what would you do? What would you do face to face with a dragon killer, little courageous man?”</text:p>
      <text:p text:style-name="P148">-”I would shake the dragon slayer's hand and make friends with him or her!” Answers Zhao without stuttering.</text:p>
      <text:p text:style-name="P149">She turns to Zhao and floats towards him quickly, the blue colour of her<text:s/>body turning darker.</text:p>
      <text:p text:style-name="P150"/>
      <text:p text:style-name="P151">-”You would celebrate the murder of a dragon?”</text:p>
      <text:p text:style-name="P152"/>
      <text:p text:style-name="P153">As she speaks everything around us turns dark, all sounds stop, her voice echoes. Only she can be seen, glowing brightly. Our host turns into a young little girl and with a sad and guilty expression on her face she asks in a child's voice:</text:p>
      <text:p text:style-name="P154"/>
      <text:p text:style-name="P155">-”would you have me slain?” She asks.</text:p>
      <text:p text:style-name="P156">-”If you were a dragon, yes” Zhao answers.</text:p>
      <text:p text:style-name="P157">-”How dare you! I don't like you! Your blood is cold and I can't feel it! It makes me angry!!”</text:p>
      <text:p text:style-name="P158">the intensity grew as she spoke. When she pronounced her last word she disappears again only to be replaced by a big and old dragon's bodiless head. Its features are like none we've ever seen. The dragons we are used to meet In Ayur aren't as big and are usually brown, where this one is blue with golden horns. It has a beard, and two long antennas as mustachio. It opens its mouth wide and bites Zhao's left arm. The young soldier screams of pain as his flesh and bones are being crushed like toothpicks. Kuzata takes hold of his two<text:s/>handed great sword and swings it downwards with all his strength, but the blade goes through the dragons head and hits the floor, leaving it stuck in the ground. The eyes of the beast stares at Kuzata while chewing on his friends arm as though to warn him, who couldn't be more bewildered by the situation. Then, slowly, the monstrous head <text:s/>dissipates like smoke. Zhao stops to scream, quickly taping and grabbing his arm to make sure it is still there. Although his arm seems intact, the pain he felt seemed quite real, Zhao isn't the type to scream of pain for nothing. The little girl materializes again as the woman we had first met.</text:p>
      <text:p text:style-name="P159"/>
      <text:p text:style-name="P160">-”Was it painful, Zhao? (She slowly pronounces his name in a despising tone.) Good. Know that if you displease me once more I will eat you whole before I release you. Now tell me, now that i know of your true nature, humans, what do you expect to find past the borders of your continent, other than a quick death? Most creatures of your size do. I doubt the sound of a dragon is what<text:s/>brought you here, away from the safety of your homes, unless you're lying and you have killed it yourself!”</text:p>
      <text:p text:style-name="P161"/>
      <text:p text:style-name="P162">-”There are more humans out there, I know it. I've had too many dreams of another society, perhaps more evolved than our own. That is what brought<text:s/>us here.” says Kuzata. ”Am I not right? You, who lives on the water, have you not seen any advanced societies other than ours?”</text:p>
      <text:p text:style-name="P163"/>
      <text:p text:style-name="P164">The Ghost stays still a moment staring at Kuzata, searching for a clue that could prove the prince's speech to be a lie, But can find none. After a long silence she shivers, and gives us an astonished look.</text:p>
      <text:p text:style-name="P165"/>
      <text:p text:style-name="P166">-“You really are that stupid aren't you? (She speaks slowly in a puzzled voice; her mind is elsewhere) In all my life I haven't seen anything or anyone like you, Mr Kuzata.<text:s/>You scare me. (she crosses her arms<text:s/><text:soft-page-break/>looking away in discomfort.) You know very well what you may cross paths with in the ocean, and yet I feel no fear from you. You have no doubts that you will all survive this dangerous trip. This all reminds me of that time. (holding in her desire to cry doesn't allow her to speak). She bursts into tears and grabs Kuzata in her arms thrusting his head against her chest.</text:p>
      <text:p text:style-name="P167"/>
      <text:p text:style-name="P168">-“Please don't leave me alone again, my love. I need you. It's so cold here, so lonely, I can't feel<text:s/>my heart beat, I can't feel neither thirst <text:s/>nor hunger, not even the love I have for you.”</text:p>
      <text:p text:style-name="P169"/>
      <text:p text:style-name="P170">Once more we remain speechless at the sight of the events unrolling before us.</text:p>
      <text:p text:style-name="P171"/>
      <text:p text:style-name="P172">-”Kuzata, before you have any crazy ideas, she just ate my arm! she's a dragon!” says Zhao, “and where the F.. is Talon, I think we should get going; this half dragon b.. is nuts, and I worry for our priest.”</text:p>
      <text:p text:style-name="P173"/>
      <text:p text:style-name="P174">-”But...” answers The usually proud prince, holding Fiona in his arms, sobbing at every word. “I killed her. I killed her without<text:s/>mercy. Why? Why did I kill you, my love?”</text:p>
      <text:p text:style-name="P175"/>
      <text:p text:style-name="P176">-”HMMMMMMMMMMmmmm. EENOOUUUGH.” The island says in an angry tone.</text:p>
      <text:p text:style-name="P177"/>
      <text:p text:style-name="P178">The earth under us shakes dangerously. We can hear water approaching fast.</text:p>
      <text:p text:style-name="P179"/>
      <text:p text:style-name="P180">Zhao kicks Pita in the face to wake him up</text:p>
      <text:p text:style-name="P181">-”Wake up giant turd! We gotta go! Grab Kuzata, the island is sinking!</text:p>
      <text:p text:style-name="P182"/>
      <text:p text:style-name="P183">-”What the.. island? Whatever, ok.”</text:p>
      <text:p text:style-name="P184"/>
      <text:p text:style-name="P185">The tall man stands, brushes the dust off his shoulder and with one arm, grabs Kuzata's armour from behind. As he pulls the tearful man away from the arms of Fiona, Pita faces the beautiful blue woman sobering in tears. Her eyes quickly change to an aggressive shape.</text:p>
      <text:p text:style-name="P186">-”NO! GIVE ME BACK MY LOVER!” she screams desperately.</text:p>
      <text:p text:style-name="P187">As expected, she turns Monster, opens her mouth wide.</text:p>
      <text:p text:style-name="P188"/>
      <text:p text:style-name="P189">-”Wow, what did I miss?” Pita says, staring at the<text:s/>uvula of his demise.</text:p>
      <text:p text:style-name="P190"/>
      <text:p text:style-name="P191">The waves, taller than the trees, taller than the mountains are closing in on us. The ground beneath us sinks, we follow. Zhao jumps high in the air over Pita, over the muzzle of the giant blue and gold head aiming for the eyes with his arms, knifes in both hands. Although the strike itself doesn't affect the Dragon, his attack is so fast it stuns the mad ghost for a mere second, allowing Pita to lean back. The sharply teethed jaws close violently on nothing in front of Pita, waking him up in a flash. The waves crash upon us from every direction. We loose all sense of orientation. The water twists and pulls us down deeper away from the surface. Light fades. I can tell the titan turtle left. “What happened back there?” I ask myself while<text:s/>drifting with the water's current, trying to stay calm. I look around me to try and keep track of my friends, but can't see them. As the fury of the current eases up, I start struggling to paddle, pushing the water behind me, pulling myself forward in one<text:s/>direction, hoping it's the right one, hoping i'll find my friends, then the surface.</text:p>
      <text:p text:style-name="P192"/>
      <text:p text:style-name="P193">Talon opens his eyes and feels the soft caress of “the hand” on his cheek. Over him a friendly smile welcomes him to reality. A young and very attractive woman. Blonde hair, lips naturally sensual, every mans desire, if not for the legs; replaced by a fish tail. His body is laid across a comfortable bed. He remembers his dream in which he kept running after a hand he could never catch. It was telling him<text:s/><text:soft-page-break/>things he didn't<text:s/>understand like “stay alive, don't breath the water” and “just a little longer.” Next to him, beautiful mermaids point at him whispering gossips to each other. The one standing over him asks him something but nothing is clear to him. She repeats many times<text:s/>the question but gets no answer. After a while The priest comes to his senses and hears the question clearly.</text:p>
      <text:p text:style-name="P194">-”Can you feel my touch?”</text:p>
      <text:p text:style-name="P195">-”Yes. Yes i can, where am i?”</text:p>
      <text:p text:style-name="P196">-”You are safe”</text:p>
      <text:p text:style-name="P197">He sits up and quickly grabs hold of the hand and stares into it.</text:p>
      <text:p text:style-name="P198">-”Is<text:s/>this your hand?” he asks</text:p>
      <text:p text:style-name="P199">-”What? Yes, of course”</text:p>
      <text:p text:style-name="P200">-”Where did you get it?”</text:p>
      <text:p text:style-name="P201">-”Excuse me?”</text:p>
      <text:p text:style-name="P202">Talon falls back on his pillow with a sigh.</text:p>
      <text:p text:style-name="P203">-”Where are my friends, and where are we? Am i still alive?”</text:p>
      <text:p text:style-name="P204">-”Calm down, you're safe i told you.”</text:p>
      <text:p text:style-name="P205">-”Damned Kuzata, not even<text:s/>a full day into our voyage and we are separated by the ocean vertically.”</text:p>
      <text:p text:style-name="P206">-”Is Kuzata your friend?”</text:p>
      <text:p text:style-name="P207">-”Yes, do you know where he is?”</text:p>
      <text:p text:style-name="P208">-”No...”(she looks away in guilt) “i'm sorry, the chances are he is not safe, neither are your other friends. I came to the surface to save all of you but Islo is too fast, i could only grab you since you were leaning off the boat before they surfaced.”</text:p>
      <text:p text:style-name="P209">-”Who is “they”?”</text:p>
      <text:p text:style-name="P210">-”Islo and Fiona, it is a long story, I will tell it to you if you wish.”</text:p>
      <text:p text:style-name="P211">-”Please, I must know everything. Knowledge is my “raison d'être”.”</text:p>
      <text:p text:style-name="P212">Before she starts the story a Mermaid gives the listener a warm wool towel, another puts on a side table an arrangement of small fish and a glass of juice. The Monk pulls out a feather, a small sealed bowl of ink and a book from his pocket, still dry wrapped in a waterproof leaf. Ready to write down the story, he glances behind his apparent saviour, to find a colourful world surrounded by water, the surface of which forms a gigantic dome. Kilometres high, wide and long, constructed on coral reefs. Homes, palaces, forests of seaweed, hundreds for mermaids swimming in different directions. A whole society underwater.</text:p>
      <text:p text:style-name="P213">-”Fascinating!” He says.</text:p>
      <text:p text:style-name="P214"/>
      <text:p text:style-name="P215">Chapter 3</text:p>
      <text:p text:style-name="P216"/>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colas Jackson</meta:initial-creator>
    <dc:creator>Fred</dc:creator>
    <meta:creation-date>2016-02-19T19:38:00Z</meta:creation-date>
    <dc:date>2016-02-19T19:38:00Z</dc:date>
    <meta:print-date>2016-01-29T19:35:00Z</meta:print-date>
    <meta:template xlink:href="Normal.dotm" xlink:type="simple"/>
    <meta:editing-cycles>2</meta:editing-cycles>
    <meta:editing-duration>PT0S</meta:editing-duration>
    <meta:document-statistic meta:page-count="9" meta:paragraph-count="58" meta:word-count="4536" meta:character-count="29426" meta:row-count="207" meta:non-whitespace-character-count="24948"/>
  </office:meta>
</office:document-meta>
</file>